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baedd" draw:shadow="hidden"/>
    </style:style>
    <style:style style:name="gr2" style:family="graphic" style:parent-style-name="standard">
      <style:graphic-properties draw:stroke="solid" svg:stroke-width="0.076cm" svg:stroke-color="#c8c8c8" svg:stroke-opacity="100%" draw:stroke-linejoin="round" svg:stroke-linecap="round" draw:fill="none" fo:padding-top="0.163cm" fo:padding-bottom="0.163cm" fo:padding-left="0.288cm" fo:padding-right="0.288cm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solid" svg:stroke-width="0.025cm" svg:stroke-color="#c8c8c8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vertical-align="middle" fo:min-height="1.25cm" fo:min-width="2.54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26cm" svg:stroke-color="#c8c8c8" svg:stroke-opacity="100%" draw:stroke-linejoin="round" svg:stroke-linecap="round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none" draw:textarea-vertical-align="middle" fo:min-height="0.625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middle" fo:min-height="0.75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a5a5a5" draw:shadow="hidden"/>
    </style:style>
    <style:style style:name="gr10" style:family="graphic" style:parent-style-name="standard">
      <style:graphic-properties draw:stroke="solid" svg:stroke-width="0.008cm" svg:stroke-color="#c8c8c8" svg:stroke-opacity="100%" draw:stroke-linejoin="round" svg:stroke-linecap="round" draw:fill="none" fo:padding-top="0.129cm" fo:padding-bottom="0.129cm" fo:padding-left="0.254cm" fo:padding-right="0.254cm"/>
    </style:style>
    <style:style style:name="gr11" style:family="graphic" style:parent-style-name="standard">
      <style:graphic-properties draw:stroke="none" draw:fill="none" draw:textarea-vertical-align="middle" fo:min-height="0.75cm" fo:min-width="2.54cm" fo:padding-top="0cm" fo:padding-bottom="0cm" fo:padding-left="0cm" fo:padding-right="0cm"/>
    </style:style>
    <style:style style:name="P1" style:family="paragraph">
      <loext:graphic-properties draw:fill="solid" draw:fill-color="#7baedd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a5a5a5"/>
    </style:style>
    <style:style style:name="P6" style:family="paragraph">
      <style:paragraph-properties fo:margin-left="0.106cm" fo:margin-right="0cm" fo:margin-top="0cm" fo:margin-bottom="0cm" fo:line-height="120%" fo:text-align="center" fo:text-indent="0cm"/>
    </style:style>
    <style:style style:name="P7" style:family="paragraph">
      <style:paragraph-properties fo:margin-left="0.127cm" fo:margin-right="0cm" fo:margin-top="0cm" fo:margin-bottom="0cm" fo:line-height="120%" fo:text-align="start" fo:text-indent="0cm"/>
    </style:style>
    <style:style style:name="P8" style:family="paragraph">
      <style:paragraph-properties fo:margin-left="0.635cm" fo:margin-right="0cm" fo:margin-top="0cm" fo:margin-bottom="0cm" fo:line-height="120%" fo:text-align="start" fo:text-indent="0cm"/>
    </style:style>
    <style:style style:name="T1" style:family="text">
      <style:text-properties fo:color="#feffff" style:font-name="SimSun" fo:font-size="8pt" fo:font-style="italic" style:font-name-asian="SimSun" style:font-size-asian="8pt" style:font-style-asian="italic" style:font-name-complex="SimSun" style:font-size-complex="8pt" style:font-style-complex="italic"/>
    </style:style>
    <style:style style:name="T2" style:family="text">
      <style:text-properties fo:color="#feffff" style:font-name="SimSun" fo:font-size="8pt" style:font-name-asian="SimSun" style:font-size-asian="8pt" style:font-name-complex="SimSun" style:font-size-complex="8pt"/>
    </style:style>
    <style:style style:name="T3" style:family="text">
      <style:text-properties fo:color="#feffff" style:font-name="SimSun" fo:font-size="8pt" fo:font-weight="bold" style:font-name-asian="SimSun" style:font-size-asian="8pt" style:font-weight-asian="bold" style:font-name-complex="SimSun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g>
          <draw:path draw:style-name="gr1" draw:text-style-name="P1" draw:layer="layout" svg:width="25.983cm" svg:height="8.2cm" svg:x="2.093cm" svg:y="10.082cm" svg:viewBox="0 0 25984 8201" svg:d="M101 8201h25781c68 0 102-34 102-101v-7999c0-67-34-101-102-101h-25781c-67 0-101 34-101 101v7999c0 67 34 101 101 101z">
            <text:p/>
          </draw:path>
          <draw:path draw:style-name="gr2" draw:text-style-name="P2" draw:layer="layout" svg:width="25.983cm" svg:height="8.2cm" svg:x="2.093cm" svg:y="10.082cm" svg:viewBox="0 0 25984 8201" svg:d="M101 8201h25781c68 0 102-34 102-101v-7999c0-67-34-101-102-101h-25781c-67 0-101 34-101 101v7999c0 67 34 101 101 101z">
            <text:p/>
          </draw:path>
        </draw:g>
        <draw:g>
          <draw:g>
            <draw:polygon draw:style-name="gr3" draw:text-style-name="P3" draw:layer="layout" svg:width="0.625cm" svg:height="1.25cm" svg:x="2.194cm" svg:y="10.182cm" svg:viewBox="0 0 626 1251" draw:points="0,1251 626,1251 626,0 0,0">
              <text:p/>
            </draw:polygon>
            <draw:path draw:style-name="gr4" draw:text-style-name="P2" draw:layer="layout" svg:width="0.625cm" svg:height="8cm" svg:x="2.194cm" svg:y="10.182cm" svg:viewBox="0 0 626 8001" svg:d="M0 0h626v8001h-626zM0 1250h626v-1250h-626z">
              <text:p/>
            </draw:path>
          </draw:g>
          <draw:frame draw:style-name="gr5" draw:text-style-name="P2" draw:layer="layout" svg:width="0.625cm" svg:height="1.25cm" svg:x="2.194cm" svg:y="10.182cm">
            <draw:text-box>
              <text:p text:style-name="P4"><text:span text:style-name="T1">ID</text:span></text:p>
            </draw:text-box>
          </draw:frame>
        </draw:g>
        <draw:g>
          <draw:g>
            <draw:polygon draw:style-name="gr3" draw:text-style-name="P3" draw:layer="layout" svg:width="5cm" svg:height="1.25cm" svg:x="2.819cm" svg:y="10.182cm" svg:viewBox="0 0 5001 1251" draw:points="0,1251 5001,1251 5001,0 0,0">
              <text:p/>
            </draw:polygon>
            <draw:path draw:style-name="gr4" draw:text-style-name="P2" draw:layer="layout" svg:width="5cm" svg:height="8cm" svg:x="2.819cm" svg:y="10.182cm" svg:viewBox="0 0 5001 8001" svg:d="M0 0h5001v8001h-5001zM0 1250h5001v-1250h-5001z">
              <text:p/>
            </draw:path>
          </draw:g>
          <draw:frame draw:style-name="gr5" draw:text-style-name="P2" draw:layer="layout" svg:width="5cm" svg:height="1.25cm" svg:x="2.819cm" svg:y="10.182cm">
            <draw:text-box>
              <text:p text:style-name="P4"><text:span text:style-name="T1">任务名称</text:span></text:p>
            </draw:text-box>
          </draw:frame>
        </draw:g>
        <draw:g>
          <draw:g>
            <draw:polygon draw:style-name="gr3" draw:text-style-name="P3" draw:layer="layout" svg:width="2.5cm" svg:height="1.25cm" svg:x="7.819cm" svg:y="10.182cm" svg:viewBox="0 0 2501 1251" draw:points="0,1251 2501,1251 2501,0 0,0">
              <text:p/>
            </draw:polygon>
            <draw:path draw:style-name="gr4" draw:text-style-name="P2" draw:layer="layout" svg:width="2.5cm" svg:height="8cm" svg:x="7.819cm" svg:y="10.182cm" svg:viewBox="0 0 2501 8001" svg:d="M0 0h2501v8001h-2501zM0 1250h2501v-1250h-2501z">
              <text:p/>
            </draw:path>
          </draw:g>
          <draw:frame draw:style-name="gr5" draw:text-style-name="P2" draw:layer="layout" svg:width="2.5cm" svg:height="1.25cm" svg:x="7.819cm" svg:y="10.182cm">
            <draw:text-box>
              <text:p text:style-name="P4"><text:span text:style-name="T1">开始时间</text:span></text:p>
            </draw:text-box>
          </draw:frame>
        </draw:g>
        <draw:g>
          <draw:g>
            <draw:polygon draw:style-name="gr3" draw:text-style-name="P3" draw:layer="layout" svg:width="2.5cm" svg:height="1.25cm" svg:x="10.318cm" svg:y="10.182cm" svg:viewBox="0 0 2501 1251" draw:points="0,1251 2501,1251 2501,0 0,0">
              <text:p/>
            </draw:polygon>
            <draw:path draw:style-name="gr4" draw:text-style-name="P2" draw:layer="layout" svg:width="2.5cm" svg:height="8cm" svg:x="10.318cm" svg:y="10.182cm" svg:viewBox="0 0 2501 8001" svg:d="M0 0h2501v8001h-2501zM0 1250h2501v-1250h-2501z">
              <text:p/>
            </draw:path>
          </draw:g>
          <draw:frame draw:style-name="gr5" draw:text-style-name="P2" draw:layer="layout" svg:width="2.5cm" svg:height="1.25cm" svg:x="10.318cm" svg:y="10.182cm">
            <draw:text-box>
              <text:p text:style-name="P4"><text:span text:style-name="T1">完成</text:span></text:p>
            </draw:text-box>
          </draw:frame>
        </draw:g>
        <draw:g>
          <draw:g>
            <draw:polygon draw:style-name="gr3" draw:text-style-name="P3" draw:layer="layout" svg:width="2.5cm" svg:height="1.25cm" svg:x="12.819cm" svg:y="10.182cm" svg:viewBox="0 0 2501 1251" draw:points="0,1251 2501,1251 2501,0 0,0">
              <text:p/>
            </draw:polygon>
            <draw:path draw:style-name="gr4" draw:text-style-name="P2" draw:layer="layout" svg:width="2.5cm" svg:height="8cm" svg:x="12.819cm" svg:y="10.182cm" svg:viewBox="0 0 2501 8001" svg:d="M0 0h2501v8001h-2501zM0 1250h2501v-1250h-2501z">
              <text:p/>
            </draw:path>
          </draw:g>
          <draw:frame draw:style-name="gr5" draw:text-style-name="P2" draw:layer="layout" svg:width="2.5cm" svg:height="1.25cm" svg:x="12.819cm" svg:y="10.182cm">
            <draw:text-box>
              <text:p text:style-name="P4"><text:span text:style-name="T1">持续时间</text:span></text:p>
            </draw:text-box>
          </draw:frame>
        </draw:g>
        <draw:g>
          <draw:g>
            <draw:polygon draw:style-name="gr3" draw:text-style-name="P3" draw:layer="layout" svg:width="12.658cm" svg:height="1.25cm" svg:x="15.318cm" svg:y="10.182cm" svg:viewBox="0 0 12659 1251" draw:points="0,1251 12659,1251 12659,0 0,0">
              <text:p/>
            </draw:polygon>
            <draw:path draw:style-name="gr4" draw:text-style-name="P2" draw:layer="layout" svg:width="12.658cm" svg:height="8cm" svg:x="15.318cm" svg:y="10.182cm" svg:viewBox="0 0 12659 8001" svg:d="M0 0h12659v8001h-12659zM0 1250h12659v-1250h-12659z">
              <text:p/>
            </draw:path>
          </draw:g>
          <draw:frame draw:style-name="gr5" draw:text-style-name="P2" draw:layer="layout" svg:width="12.658cm" svg:height="1.25cm" svg:x="15.318cm" svg:y="10.182cm">
            <draw:text-box>
              <text:p text:style-name="P4"><text:span text:style-name="T1">任务</text:span></text:p>
            </draw:text-box>
          </draw:frame>
        </draw:g>
        <draw:g>
          <draw:g>
            <draw:polygon draw:style-name="gr3" draw:text-style-name="P3" draw:layer="layout" svg:width="12.025cm" svg:height="0.625cm" svg:x="15.318cm" svg:y="10.182cm" svg:viewBox="0 0 12026 626" draw:points="0,626 12026,626 12026,0 0,0">
              <text:p/>
            </draw:polygon>
            <draw:polygon draw:style-name="gr6" draw:text-style-name="P2" draw:layer="layout" svg:width="12.025cm" svg:height="0.625cm" svg:x="15.318cm" svg:y="10.182cm" svg:viewBox="0 0 12026 626" draw:points="0,626 12026,626 12026,0 0,0">
              <text:p/>
            </draw:polygon>
          </draw:g>
          <draw:frame draw:style-name="gr7" draw:text-style-name="P2" draw:layer="layout" svg:width="12.025cm" svg:height="0.937cm" svg:x="15.318cm" svg:y="10.026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7.344cm" svg:y="10.182cm" svg:viewBox="0 0 634 626" draw:points="0,626 634,626 634,0 0,0">
              <text:p/>
            </draw:polygon>
            <draw:polygon draw:style-name="gr6" draw:text-style-name="P2" draw:layer="layout" svg:width="0.633cm" svg:height="0.625cm" svg:x="27.344cm" svg:y="10.182cm" svg:viewBox="0 0 634 626" draw:points="0,626 634,626 634,0 0,0">
              <text:p/>
            </draw:polygon>
          </draw:g>
        </draw:g>
        <draw:g>
          <draw:g>
            <draw:polygon draw:style-name="gr3" draw:text-style-name="P3" draw:layer="layout" svg:width="0.633cm" svg:height="0.625cm" svg:x="15.318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15.318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15.318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15.951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15.951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15.951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16.584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16.584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16.584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17.217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17.217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17.217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17.85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17.85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17.85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18.483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18.483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18.483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19.116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19.116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19.116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19.749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19.749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19.749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0.382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0.382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0.382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1.015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1.015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1.015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1.648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1.648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1.648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2.281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2.281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2.281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2.914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2.914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2.914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3.546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3.546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3.546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4.179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4.179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4.179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4.812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4.812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4.812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5.445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5.445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5.445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6.078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6.078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6.078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6.711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6.711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6.711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33cm" svg:height="0.625cm" svg:x="27.344cm" svg:y="10.807cm" svg:viewBox="0 0 634 626" draw:points="0,626 634,626 634,0 0,0">
              <text:p/>
            </draw:polygon>
            <draw:polygon draw:style-name="gr6" draw:text-style-name="P2" draw:layer="layout" svg:width="0.633cm" svg:height="0.625cm" svg:x="27.344cm" svg:y="10.807cm" svg:viewBox="0 0 634 626" draw:points="0,626 634,626 634,0 0,0">
              <text:p/>
            </draw:polygon>
          </draw:g>
          <draw:frame draw:style-name="gr7" draw:text-style-name="P2" draw:layer="layout" svg:width="0.633cm" svg:height="0.937cm" svg:x="27.344cm" svg:y="10.651cm">
            <draw:text-box>
              <text:p/>
            </draw:text-box>
          </draw:frame>
        </draw:g>
        <draw:g>
          <draw:g>
            <draw:polygon draw:style-name="gr3" draw:text-style-name="P3" draw:layer="layout" svg:width="0.625cm" svg:height="0.75cm" svg:x="2.194cm" svg:y="11.432cm" svg:viewBox="0 0 626 751" draw:points="0,751 0,0 626,0 626,751">
              <text:p/>
            </draw:polygon>
            <draw:path draw:style-name="gr4" draw:text-style-name="P2" draw:layer="layout" svg:width="25.783cm" svg:height="0.75cm" svg:x="2.194cm" svg:y="11.432cm" svg:viewBox="0 0 25784 751" svg:d="M0 751h25784v-751h-25784zM0 751v-751h625v751z">
              <text:p/>
            </draw:path>
          </draw:g>
          <draw:frame draw:style-name="gr8" draw:text-style-name="P2" draw:layer="layout" svg:width="0.625cm" svg:height="0.75cm" svg:x="2.194cm" svg:y="11.432cm">
            <draw:text-box>
              <text:p text:style-name="P4"><text:span text:style-name="T2">1</text:span></text:p>
            </draw:text-box>
          </draw:frame>
        </draw:g>
        <draw:g>
          <draw:path draw:style-name="gr9" draw:text-style-name="P5" draw:layer="layout" svg:width="1.266cm" svg:height="0.3cm" svg:x="15.318cm" svg:y="11.657cm" svg:viewBox="0 0 1267 301" svg:d="M25 301h1217c17 0 25-9 25-26v-250c0-17-8-25-25-25h-1217c-17 0-25 8-25 25v250c0 17 8 26 25 26z">
            <text:p/>
          </draw:path>
          <draw:path draw:style-name="gr10" draw:text-style-name="P2" draw:layer="layout" svg:width="1.266cm" svg:height="0.3cm" svg:x="15.318cm" svg:y="11.657cm" svg:viewBox="0 0 1267 301" svg:d="M25 301h1217c17 0 25-9 25-26v-250c0-17-8-25-25-25h-1217c-17 0-25 8-25 25v250c0 17 8 26 25 26z">
            <text:p/>
          </draw:path>
        </draw:g>
        <draw:g>
          <draw:polygon draw:style-name="gr3" draw:text-style-name="P3" draw:layer="layout" svg:width="0cm" svg:height="0.198cm" svg:x="15.318cm" svg:y="11.707cm" svg:viewBox="0 0 0 199" draw:points="0,199 0,0">
            <text:p/>
          </draw:polygon>
          <draw:polygon draw:style-name="gr10" draw:text-style-name="P2" draw:layer="layout" svg:width="0cm" svg:height="0.198cm" svg:x="15.318cm" svg:y="11.707cm" svg:viewBox="0 0 0 199" draw:points="0,199 0,0">
            <text:p/>
          </draw:polygon>
        </draw:g>
        <draw:g>
          <draw:polygon draw:style-name="gr1" draw:text-style-name="P1" draw:layer="layout" svg:width="2.348cm" svg:height="0.598cm" svg:x="12.895cm" svg:y="11.508cm" svg:viewBox="0 0 2349 599" draw:points="0,599 2349,599 2349,0 0,0">
            <text:p/>
          </draw:polygon>
          <draw:frame draw:style-name="gr11" draw:text-style-name="P2" draw:layer="layout" svg:width="2.5cm" svg:height="0.937cm" svg:x="12.819cm" svg:y="11.33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1.508cm" svg:viewBox="0 0 2349 599" draw:points="0,599 2349,599 2349,0 0,0">
            <text:p/>
          </draw:polygon>
          <draw:frame draw:style-name="gr8" draw:text-style-name="P2" draw:layer="layout" svg:width="2.5cm" svg:height="0.75cm" svg:x="10.318cm" svg:y="11.432cm">
            <draw:text-box>
              <text:p text:style-name="P6"><text:span text:style-name="T2">2019/1/9</text:span></text:p>
            </draw:text-box>
          </draw:frame>
        </draw:g>
        <draw:g>
          <draw:polygon draw:style-name="gr1" draw:text-style-name="P1" draw:layer="layout" svg:width="2.348cm" svg:height="0.598cm" svg:x="7.895cm" svg:y="11.508cm" svg:viewBox="0 0 2349 599" draw:points="0,599 2349,599 2349,0 0,0">
            <text:p/>
          </draw:polygon>
          <draw:frame draw:style-name="gr11" draw:text-style-name="P2" draw:layer="layout" svg:width="2.5cm" svg:height="0.937cm" svg:x="7.819cm" svg:y="11.339cm">
            <draw:text-box>
              <text:p/>
            </draw:text-box>
          </draw:frame>
        </draw:g>
        <draw:g>
          <draw:polygon draw:style-name="gr1" draw:text-style-name="P1" draw:layer="layout" svg:width="4.848cm" svg:height="0.598cm" svg:x="2.895cm" svg:y="11.508cm" svg:viewBox="0 0 4849 599" draw:points="0,599 4849,599 4849,0 0,0">
            <text:p/>
          </draw:polygon>
          <draw:frame draw:style-name="gr8" draw:text-style-name="P2" draw:layer="layout" svg:width="5cm" svg:height="0.75cm" svg:x="2.819cm" svg:y="11.432cm">
            <draw:text-box>
              <text:p text:style-name="P7"><text:span text:style-name="T2">项目计划</text:span></text:p>
            </draw:text-box>
          </draw:frame>
        </draw:g>
        <draw:g>
          <draw:g>
            <draw:polygon draw:style-name="gr3" draw:text-style-name="P3" draw:layer="layout" svg:width="0.625cm" svg:height="0.75cm" svg:x="2.194cm" svg:y="12.182cm" svg:viewBox="0 0 626 751" draw:points="0,751 0,0 626,0 626,751">
              <text:p/>
            </draw:polygon>
            <draw:path draw:style-name="gr4" draw:text-style-name="P2" draw:layer="layout" svg:width="25.783cm" svg:height="0.75cm" svg:x="2.194cm" svg:y="12.182cm" svg:viewBox="0 0 25784 751" svg:d="M0 751h25784v-751h-25784zM0 751v-751h625v751z">
              <text:p/>
            </draw:path>
          </draw:g>
          <draw:frame draw:style-name="gr8" draw:text-style-name="P2" draw:layer="layout" svg:width="0.625cm" svg:height="0.75cm" svg:x="2.194cm" svg:y="12.182cm">
            <draw:text-box>
              <text:p text:style-name="P4"><text:span text:style-name="T2">2</text:span></text:p>
            </draw:text-box>
          </draw:frame>
        </draw:g>
        <draw:g>
          <draw:path draw:style-name="gr9" draw:text-style-name="P5" draw:layer="layout" svg:width="1.899cm" svg:height="0.2cm" svg:x="16.584cm" svg:y="12.457cm" svg:viewBox="0 0 1900 201" svg:d="M25 201h1850c17 0 25-9 25-26v-150c0-17-8-25-25-25h-1850c-17 0-25 8-25 25v150c0 17 8 26 25 26z">
            <text:p/>
          </draw:path>
          <draw:path draw:style-name="gr10" draw:text-style-name="P2" draw:layer="layout" svg:width="1.899cm" svg:height="0.2cm" svg:x="16.584cm" svg:y="12.457cm" svg:viewBox="0 0 1900 201" svg:d="M25 201h1850c17 0 25-9 25-26v-150c0-17-8-25-25-25h-1850c-17 0-25 8-25 25v150c0 17 8 26 25 26z">
            <text:p/>
          </draw:path>
        </draw:g>
        <draw:g>
          <draw:polygon draw:style-name="gr3" draw:text-style-name="P3" draw:layer="layout" svg:width="0cm" svg:height="0.199cm" svg:x="16.584cm" svg:y="12.457cm" svg:viewBox="0 0 0 200" draw:points="0,200 0,0">
            <text:p/>
          </draw:polygon>
          <draw:polygon draw:style-name="gr10" draw:text-style-name="P2" draw:layer="layout" svg:width="0cm" svg:height="0.199cm" svg:x="16.584cm" svg:y="12.457cm" svg:viewBox="0 0 0 200" draw:points="0,200 0,0">
            <text:p/>
          </draw:polygon>
        </draw:g>
        <draw:g>
          <draw:polygon draw:style-name="gr3" draw:text-style-name="P3" draw:layer="layout" svg:width="0.3cm" svg:height="0.3cm" svg:x="16.434cm" svg:y="12.407cm" svg:viewBox="0 0 301 301" draw:points="150,301 0,0 301,0">
            <text:p/>
          </draw:polygon>
          <draw:polygon draw:style-name="gr4" draw:text-style-name="P2" draw:layer="layout" svg:width="0.3cm" svg:height="0.3cm" svg:x="16.434cm" svg:y="12.407cm" svg:viewBox="0 0 301 301" draw:points="150,301 0,0 301,0">
            <text:p/>
          </draw:polygon>
        </draw:g>
        <draw:g>
          <draw:polygon draw:style-name="gr3" draw:text-style-name="P3" draw:layer="layout" svg:width="0.3cm" svg:height="0.3cm" svg:x="18.333cm" svg:y="12.407cm" svg:viewBox="0 0 301 301" draw:points="150,301 0,0 301,0">
            <text:p/>
          </draw:polygon>
          <draw:polygon draw:style-name="gr4" draw:text-style-name="P2" draw:layer="layout" svg:width="0.3cm" svg:height="0.3cm" svg:x="18.333cm" svg:y="12.407cm" svg:viewBox="0 0 301 301" draw:points="150,301 0,0 301,0">
            <text:p/>
          </draw:polygon>
        </draw:g>
        <draw:g>
          <draw:polygon draw:style-name="gr1" draw:text-style-name="P1" draw:layer="layout" svg:width="2.348cm" svg:height="0.598cm" svg:x="12.895cm" svg:y="12.258cm" svg:viewBox="0 0 2349 599" draw:points="0,599 2349,599 2349,0 0,0">
            <text:p/>
          </draw:polygon>
          <draw:frame draw:style-name="gr11" draw:text-style-name="P2" draw:layer="layout" svg:width="2.5cm" svg:height="0.937cm" svg:x="12.819cm" svg:y="12.08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2.258cm" svg:viewBox="0 0 2349 599" draw:points="0,599 2349,599 2349,0 0,0">
            <text:p/>
          </draw:polygon>
          <draw:frame draw:style-name="gr8" draw:text-style-name="P2" draw:layer="layout" svg:width="2.5cm" svg:height="0.75cm" svg:x="10.318cm" svg:y="12.182cm">
            <draw:text-box>
              <text:p text:style-name="P6"><text:span text:style-name="T3">2019/1/12</text:span></text:p>
            </draw:text-box>
          </draw:frame>
        </draw:g>
        <draw:g>
          <draw:polygon draw:style-name="gr1" draw:text-style-name="P1" draw:layer="layout" svg:width="2.348cm" svg:height="0.598cm" svg:x="7.895cm" svg:y="12.258cm" svg:viewBox="0 0 2349 599" draw:points="0,599 2349,599 2349,0 0,0">
            <text:p/>
          </draw:polygon>
          <draw:frame draw:style-name="gr8" draw:text-style-name="P2" draw:layer="layout" svg:width="2.5cm" svg:height="0.75cm" svg:x="7.819cm" svg:y="12.182cm">
            <draw:text-box>
              <text:p text:style-name="P6"><text:span text:style-name="T3">2019/1/10</text:span></text:p>
            </draw:text-box>
          </draw:frame>
        </draw:g>
        <draw:g>
          <draw:polygon draw:style-name="gr1" draw:text-style-name="P1" draw:layer="layout" svg:width="4.848cm" svg:height="0.598cm" svg:x="2.895cm" svg:y="12.258cm" svg:viewBox="0 0 4849 599" draw:points="0,599 4849,599 4849,0 0,0">
            <text:p/>
          </draw:polygon>
          <draw:frame draw:style-name="gr8" draw:text-style-name="P2" draw:layer="layout" svg:width="5cm" svg:height="0.75cm" svg:x="2.819cm" svg:y="12.182cm">
            <draw:text-box>
              <text:p text:style-name="P7"><text:span text:style-name="T2">需求设计</text:span></text:p>
            </draw:text-box>
          </draw:frame>
        </draw:g>
        <draw:g>
          <draw:g>
            <draw:polygon draw:style-name="gr3" draw:text-style-name="P3" draw:layer="layout" svg:width="0.625cm" svg:height="0.75cm" svg:x="2.194cm" svg:y="14.432cm" svg:viewBox="0 0 626 751" draw:points="0,751 0,0 626,0 626,751">
              <text:p/>
            </draw:polygon>
            <draw:path draw:style-name="gr4" draw:text-style-name="P2" draw:layer="layout" svg:width="25.783cm" svg:height="0.75cm" svg:x="2.194cm" svg:y="14.432cm" svg:viewBox="0 0 25784 751" svg:d="M0 751h25784v-751h-25784zM0 751v-751h625v751z">
              <text:p/>
            </draw:path>
          </draw:g>
          <draw:frame draw:style-name="gr8" draw:text-style-name="P2" draw:layer="layout" svg:width="0.625cm" svg:height="0.75cm" svg:x="2.194cm" svg:y="14.432cm">
            <draw:text-box>
              <text:p text:style-name="P4"><text:span text:style-name="T2">5</text:span></text:p>
            </draw:text-box>
          </draw:frame>
        </draw:g>
        <draw:g>
          <draw:path draw:style-name="gr9" draw:text-style-name="P5" draw:layer="layout" svg:width="1.266cm" svg:height="0.3cm" svg:x="18.483cm" svg:y="14.657cm" svg:viewBox="0 0 1267 301" svg:d="M25 301h1217c17 0 25-9 25-26v-250c0-17-8-25-25-25h-1217c-17 0-25 8-25 25v250c0 17 8 26 25 26z">
            <text:p/>
          </draw:path>
          <draw:path draw:style-name="gr10" draw:text-style-name="P2" draw:layer="layout" svg:width="1.266cm" svg:height="0.3cm" svg:x="18.483cm" svg:y="14.657cm" svg:viewBox="0 0 1267 301" svg:d="M25 301h1217c17 0 25-9 25-26v-250c0-17-8-25-25-25h-1217c-17 0-25 8-25 25v250c0 17 8 26 25 26z">
            <text:p/>
          </draw:path>
        </draw:g>
        <draw:g>
          <draw:polygon draw:style-name="gr3" draw:text-style-name="P3" draw:layer="layout" svg:width="0cm" svg:height="0.198cm" svg:x="18.483cm" svg:y="14.707cm" svg:viewBox="0 0 0 199" draw:points="0,199 0,0">
            <text:p/>
          </draw:polygon>
          <draw:polygon draw:style-name="gr10" draw:text-style-name="P2" draw:layer="layout" svg:width="0cm" svg:height="0.198cm" svg:x="18.483cm" svg:y="14.707cm" svg:viewBox="0 0 0 199" draw:points="0,199 0,0">
            <text:p/>
          </draw:polygon>
        </draw:g>
        <draw:g>
          <draw:polygon draw:style-name="gr1" draw:text-style-name="P1" draw:layer="layout" svg:width="2.348cm" svg:height="0.598cm" svg:x="12.895cm" svg:y="14.508cm" svg:viewBox="0 0 2349 599" draw:points="0,599 2349,599 2349,0 0,0">
            <text:p/>
          </draw:polygon>
          <draw:frame draw:style-name="gr11" draw:text-style-name="P2" draw:layer="layout" svg:width="2.5cm" svg:height="0.937cm" svg:x="12.819cm" svg:y="14.33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4.508cm" svg:viewBox="0 0 2349 599" draw:points="0,599 2349,599 2349,0 0,0">
            <text:p/>
          </draw:polygon>
          <draw:frame draw:style-name="gr8" draw:text-style-name="P2" draw:layer="layout" svg:width="2.5cm" svg:height="0.75cm" svg:x="10.318cm" svg:y="14.432cm">
            <draw:text-box>
              <text:p text:style-name="P6"><text:span text:style-name="T2">2019/1/14</text:span></text:p>
            </draw:text-box>
          </draw:frame>
        </draw:g>
        <draw:g>
          <draw:polygon draw:style-name="gr1" draw:text-style-name="P1" draw:layer="layout" svg:width="2.348cm" svg:height="0.598cm" svg:x="7.895cm" svg:y="14.508cm" svg:viewBox="0 0 2349 599" draw:points="0,599 2349,599 2349,0 0,0">
            <text:p/>
          </draw:polygon>
          <draw:frame draw:style-name="gr8" draw:text-style-name="P2" draw:layer="layout" svg:width="2.5cm" svg:height="0.75cm" svg:x="7.819cm" svg:y="14.432cm">
            <draw:text-box>
              <text:p text:style-name="P6"><text:span text:style-name="T2">2019/1/13</text:span></text:p>
            </draw:text-box>
          </draw:frame>
        </draw:g>
        <draw:g>
          <draw:polygon draw:style-name="gr1" draw:text-style-name="P1" draw:layer="layout" svg:width="4.848cm" svg:height="0.598cm" svg:x="2.895cm" svg:y="14.508cm" svg:viewBox="0 0 4849 599" draw:points="0,599 4849,599 4849,0 0,0">
            <text:p/>
          </draw:polygon>
          <draw:frame draw:style-name="gr8" draw:text-style-name="P2" draw:layer="layout" svg:width="5cm" svg:height="0.75cm" svg:x="2.819cm" svg:y="14.432cm">
            <draw:text-box>
              <text:p text:style-name="P7"><text:span text:style-name="T2">详细设计</text:span></text:p>
            </draw:text-box>
          </draw:frame>
        </draw:g>
        <draw:g>
          <draw:g>
            <draw:polygon draw:style-name="gr3" draw:text-style-name="P3" draw:layer="layout" svg:width="0.625cm" svg:height="0.75cm" svg:x="2.194cm" svg:y="15.182cm" svg:viewBox="0 0 626 751" draw:points="0,751 0,0 626,0 626,751">
              <text:p/>
            </draw:polygon>
            <draw:path draw:style-name="gr4" draw:text-style-name="P2" draw:layer="layout" svg:width="25.783cm" svg:height="0.75cm" svg:x="2.194cm" svg:y="15.182cm" svg:viewBox="0 0 25784 751" svg:d="M0 751h25784v-751h-25784zM0 751v-751h625v751z">
              <text:p/>
            </draw:path>
          </draw:g>
          <draw:frame draw:style-name="gr8" draw:text-style-name="P2" draw:layer="layout" svg:width="0.625cm" svg:height="0.75cm" svg:x="2.194cm" svg:y="15.182cm">
            <draw:text-box>
              <text:p text:style-name="P4"><text:span text:style-name="T2">6</text:span></text:p>
            </draw:text-box>
          </draw:frame>
        </draw:g>
        <draw:g>
          <draw:path draw:style-name="gr9" draw:text-style-name="P5" draw:layer="layout" svg:width="6.329cm" svg:height="0.3cm" svg:x="19.749cm" svg:y="15.407cm" svg:viewBox="0 0 6330 301" svg:d="M25 301h6279c17 0 26-8 26-25v-251c0-17-9-25-26-25h-6279c-17 0-25 8-25 25v251c0 17 8 25 25 25z">
            <text:p/>
          </draw:path>
          <draw:path draw:style-name="gr10" draw:text-style-name="P2" draw:layer="layout" svg:width="6.329cm" svg:height="0.3cm" svg:x="19.749cm" svg:y="15.407cm" svg:viewBox="0 0 6330 301" svg:d="M25 301h6279c17 0 26-8 26-25v-251c0-17-9-25-26-25h-6279c-17 0-25 8-25 25v251c0 17 8 25 25 25z">
            <text:p/>
          </draw:path>
        </draw:g>
        <draw:g>
          <draw:polygon draw:style-name="gr3" draw:text-style-name="P3" draw:layer="layout" svg:width="0cm" svg:height="0.199cm" svg:x="19.749cm" svg:y="15.457cm" svg:viewBox="0 0 0 200" draw:points="0,200 0,0">
            <text:p/>
          </draw:polygon>
          <draw:polygon draw:style-name="gr10" draw:text-style-name="P2" draw:layer="layout" svg:width="0cm" svg:height="0.199cm" svg:x="19.749cm" svg:y="15.457cm" svg:viewBox="0 0 0 200" draw:points="0,200 0,0">
            <text:p/>
          </draw:polygon>
        </draw:g>
        <draw:g>
          <draw:polygon draw:style-name="gr1" draw:text-style-name="P1" draw:layer="layout" svg:width="2.348cm" svg:height="0.598cm" svg:x="12.895cm" svg:y="15.258cm" svg:viewBox="0 0 2349 599" draw:points="0,599 2349,599 2349,0 0,0">
            <text:p/>
          </draw:polygon>
          <draw:frame draw:style-name="gr11" draw:text-style-name="P2" draw:layer="layout" svg:width="2.5cm" svg:height="0.937cm" svg:x="12.819cm" svg:y="15.08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5.258cm" svg:viewBox="0 0 2349 599" draw:points="0,599 2349,599 2349,0 0,0">
            <text:p/>
          </draw:polygon>
          <draw:frame draw:style-name="gr8" draw:text-style-name="P2" draw:layer="layout" svg:width="2.5cm" svg:height="0.75cm" svg:x="10.318cm" svg:y="15.182cm">
            <draw:text-box>
              <text:p text:style-name="P6"><text:span text:style-name="T2">2019/1/25</text:span></text:p>
            </draw:text-box>
          </draw:frame>
        </draw:g>
        <draw:g>
          <draw:polygon draw:style-name="gr1" draw:text-style-name="P1" draw:layer="layout" svg:width="2.348cm" svg:height="0.598cm" svg:x="7.895cm" svg:y="15.258cm" svg:viewBox="0 0 2349 599" draw:points="0,599 2349,599 2349,0 0,0">
            <text:p/>
          </draw:polygon>
          <draw:frame draw:style-name="gr8" draw:text-style-name="P2" draw:layer="layout" svg:width="2.5cm" svg:height="0.75cm" svg:x="7.819cm" svg:y="15.182cm">
            <draw:text-box>
              <text:p text:style-name="P6"><text:span text:style-name="T2">2019/1/15</text:span></text:p>
            </draw:text-box>
          </draw:frame>
        </draw:g>
        <draw:g>
          <draw:polygon draw:style-name="gr1" draw:text-style-name="P1" draw:layer="layout" svg:width="4.848cm" svg:height="0.598cm" svg:x="2.895cm" svg:y="15.258cm" svg:viewBox="0 0 4849 599" draw:points="0,599 4849,599 4849,0 0,0">
            <text:p/>
          </draw:polygon>
          <draw:frame draw:style-name="gr8" draw:text-style-name="P2" draw:layer="layout" svg:width="5cm" svg:height="0.75cm" svg:x="2.819cm" svg:y="15.182cm">
            <draw:text-box>
              <text:p text:style-name="P7"><text:span text:style-name="T2">开发代码</text:span></text:p>
            </draw:text-box>
          </draw:frame>
        </draw:g>
        <draw:g>
          <draw:g>
            <draw:polygon draw:style-name="gr3" draw:text-style-name="P3" draw:layer="layout" svg:width="0.625cm" svg:height="0.75cm" svg:x="2.194cm" svg:y="15.932cm" svg:viewBox="0 0 626 751" draw:points="0,751 0,0 626,0 626,751">
              <text:p/>
            </draw:polygon>
            <draw:path draw:style-name="gr4" draw:text-style-name="P2" draw:layer="layout" svg:width="25.783cm" svg:height="0.75cm" svg:x="2.194cm" svg:y="15.932cm" svg:viewBox="0 0 25784 751" svg:d="M0 751h25784v-751h-25784zM0 751v-751h625v751z">
              <text:p/>
            </draw:path>
          </draw:g>
          <draw:frame draw:style-name="gr8" draw:text-style-name="P2" draw:layer="layout" svg:width="0.625cm" svg:height="0.75cm" svg:x="2.194cm" svg:y="15.932cm">
            <draw:text-box>
              <text:p text:style-name="P4"><text:span text:style-name="T2">7</text:span></text:p>
            </draw:text-box>
          </draw:frame>
        </draw:g>
        <draw:g>
          <draw:path draw:style-name="gr9" draw:text-style-name="P5" draw:layer="layout" svg:width="1.266cm" svg:height="0.3cm" svg:x="26.078cm" svg:y="16.157cm" svg:viewBox="0 0 1267 301" svg:d="M25 301h1217c17 0 25-8 25-25v-251c0-17-8-25-25-25h-1217c-17 0-25 8-25 25v251c0 17 8 25 25 25z">
            <text:p/>
          </draw:path>
          <draw:path draw:style-name="gr10" draw:text-style-name="P2" draw:layer="layout" svg:width="1.266cm" svg:height="0.3cm" svg:x="26.078cm" svg:y="16.157cm" svg:viewBox="0 0 1267 301" svg:d="M25 301h1217c17 0 25-8 25-25v-251c0-17-8-25-25-25h-1217c-17 0-25 8-25 25v251c0 17 8 25 25 25z">
            <text:p/>
          </draw:path>
        </draw:g>
        <draw:g>
          <draw:polygon draw:style-name="gr3" draw:text-style-name="P3" draw:layer="layout" svg:width="0cm" svg:height="0.198cm" svg:x="26.078cm" svg:y="16.207cm" svg:viewBox="0 0 0 199" draw:points="0,199 0,0">
            <text:p/>
          </draw:polygon>
          <draw:polygon draw:style-name="gr10" draw:text-style-name="P2" draw:layer="layout" svg:width="0cm" svg:height="0.198cm" svg:x="26.078cm" svg:y="16.207cm" svg:viewBox="0 0 0 199" draw:points="0,199 0,0">
            <text:p/>
          </draw:polygon>
        </draw:g>
        <draw:g>
          <draw:polygon draw:style-name="gr1" draw:text-style-name="P1" draw:layer="layout" svg:width="2.348cm" svg:height="0.598cm" svg:x="12.895cm" svg:y="16.008cm" svg:viewBox="0 0 2349 599" draw:points="0,599 2349,599 2349,0 0,0">
            <text:p/>
          </draw:polygon>
          <draw:frame draw:style-name="gr11" draw:text-style-name="P2" draw:layer="layout" svg:width="2.5cm" svg:height="0.937cm" svg:x="12.819cm" svg:y="15.83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6.008cm" svg:viewBox="0 0 2349 599" draw:points="0,599 2349,599 2349,0 0,0">
            <text:p/>
          </draw:polygon>
          <draw:frame draw:style-name="gr8" draw:text-style-name="P2" draw:layer="layout" svg:width="2.5cm" svg:height="0.75cm" svg:x="10.318cm" svg:y="15.932cm">
            <draw:text-box>
              <text:p text:style-name="P6"><text:span text:style-name="T2">2019/1/27</text:span></text:p>
            </draw:text-box>
          </draw:frame>
        </draw:g>
        <draw:g>
          <draw:polygon draw:style-name="gr1" draw:text-style-name="P1" draw:layer="layout" svg:width="2.348cm" svg:height="0.598cm" svg:x="7.895cm" svg:y="16.008cm" svg:viewBox="0 0 2349 599" draw:points="0,599 2349,599 2349,0 0,0">
            <text:p/>
          </draw:polygon>
          <draw:frame draw:style-name="gr8" draw:text-style-name="P2" draw:layer="layout" svg:width="2.5cm" svg:height="0.75cm" svg:x="7.819cm" svg:y="15.932cm">
            <draw:text-box>
              <text:p text:style-name="P6"><text:span text:style-name="T2">2019/1/26</text:span></text:p>
            </draw:text-box>
          </draw:frame>
        </draw:g>
        <draw:g>
          <draw:polygon draw:style-name="gr1" draw:text-style-name="P1" draw:layer="layout" svg:width="4.848cm" svg:height="0.598cm" svg:x="2.895cm" svg:y="16.008cm" svg:viewBox="0 0 4849 599" draw:points="0,599 4849,599 4849,0 0,0">
            <text:p/>
          </draw:polygon>
          <draw:frame draw:style-name="gr8" draw:text-style-name="P2" draw:layer="layout" svg:width="5cm" svg:height="0.75cm" svg:x="2.819cm" svg:y="15.932cm">
            <draw:text-box>
              <text:p text:style-name="P7"><text:span text:style-name="T2">测试</text:span></text:p>
            </draw:text-box>
          </draw:frame>
        </draw:g>
        <draw:g>
          <draw:g>
            <draw:polygon draw:style-name="gr3" draw:text-style-name="P3" draw:layer="layout" svg:width="0.625cm" svg:height="0.75cm" svg:x="2.194cm" svg:y="16.682cm" svg:viewBox="0 0 626 751" draw:points="0,751 0,0 626,0 626,751">
              <text:p/>
            </draw:polygon>
            <draw:path draw:style-name="gr4" draw:text-style-name="P2" draw:layer="layout" svg:width="25.783cm" svg:height="0.75cm" svg:x="2.194cm" svg:y="16.682cm" svg:viewBox="0 0 25784 751" svg:d="M0 751h25784v-751h-25784zM0 751v-751h625v751z">
              <text:p/>
            </draw:path>
          </draw:g>
          <draw:frame draw:style-name="gr8" draw:text-style-name="P2" draw:layer="layout" svg:width="0.625cm" svg:height="0.75cm" svg:x="2.194cm" svg:y="16.682cm">
            <draw:text-box>
              <text:p text:style-name="P4"><text:span text:style-name="T2">8</text:span></text:p>
            </draw:text-box>
          </draw:frame>
        </draw:g>
        <draw:g>
          <draw:path draw:style-name="gr9" draw:text-style-name="P5" draw:layer="layout" svg:width="12.658cm" svg:height="0.3cm" svg:x="15.318cm" svg:y="16.906cm" svg:viewBox="0 0 12659 301" svg:d="M25 301h12608c17 0 26-9 26-26v-250c0-17-9-25-26-25h-12608c-17 0-25 8-25 25v250c0 17 8 26 25 26z">
            <text:p/>
          </draw:path>
          <draw:path draw:style-name="gr10" draw:text-style-name="P2" draw:layer="layout" svg:width="12.658cm" svg:height="0.3cm" svg:x="15.318cm" svg:y="16.906cm" svg:viewBox="0 0 12659 301" svg:d="M25 301h12608c17 0 26-9 26-26v-250c0-17-9-25-26-25h-12608c-17 0-25 8-25 25v250c0 17 8 26 25 26z">
            <text:p/>
          </draw:path>
        </draw:g>
        <draw:g>
          <draw:polygon draw:style-name="gr3" draw:text-style-name="P3" draw:layer="layout" svg:width="0cm" svg:height="0.198cm" svg:x="15.318cm" svg:y="16.957cm" svg:viewBox="0 0 0 199" draw:points="0,199 0,0">
            <text:p/>
          </draw:polygon>
          <draw:polygon draw:style-name="gr10" draw:text-style-name="P2" draw:layer="layout" svg:width="0cm" svg:height="0.198cm" svg:x="15.318cm" svg:y="16.957cm" svg:viewBox="0 0 0 199" draw:points="0,199 0,0">
            <text:p/>
          </draw:polygon>
        </draw:g>
        <draw:g>
          <draw:polygon draw:style-name="gr1" draw:text-style-name="P1" draw:layer="layout" svg:width="2.348cm" svg:height="0.598cm" svg:x="12.895cm" svg:y="16.758cm" svg:viewBox="0 0 2349 599" draw:points="0,599 2349,599 2349,0 0,0">
            <text:p/>
          </draw:polygon>
          <draw:frame draw:style-name="gr11" draw:text-style-name="P2" draw:layer="layout" svg:width="2.5cm" svg:height="0.937cm" svg:x="12.819cm" svg:y="16.58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6.758cm" svg:viewBox="0 0 2349 599" draw:points="0,599 2349,599 2349,0 0,0">
            <text:p/>
          </draw:polygon>
          <draw:frame draw:style-name="gr8" draw:text-style-name="P2" draw:layer="layout" svg:width="2.5cm" svg:height="0.75cm" svg:x="10.318cm" svg:y="16.682cm">
            <draw:text-box>
              <text:p text:style-name="P6"><text:span text:style-name="T2">2019/1/27</text:span></text:p>
            </draw:text-box>
          </draw:frame>
        </draw:g>
        <draw:g>
          <draw:polygon draw:style-name="gr1" draw:text-style-name="P1" draw:layer="layout" svg:width="2.348cm" svg:height="0.598cm" svg:x="7.895cm" svg:y="16.758cm" svg:viewBox="0 0 2349 599" draw:points="0,599 2349,599 2349,0 0,0">
            <text:p/>
          </draw:polygon>
          <draw:frame draw:style-name="gr8" draw:text-style-name="P2" draw:layer="layout" svg:width="2.5cm" svg:height="0.75cm" svg:x="7.819cm" svg:y="16.682cm">
            <draw:text-box>
              <text:p text:style-name="P6"><text:span text:style-name="T2">2019/1/9</text:span></text:p>
            </draw:text-box>
          </draw:frame>
        </draw:g>
        <draw:g>
          <draw:polygon draw:style-name="gr1" draw:text-style-name="P1" draw:layer="layout" svg:width="4.848cm" svg:height="0.598cm" svg:x="2.895cm" svg:y="16.758cm" svg:viewBox="0 0 4849 599" draw:points="0,599 4849,599 4849,0 0,0">
            <text:p/>
          </draw:polygon>
          <draw:frame draw:style-name="gr8" draw:text-style-name="P2" draw:layer="layout" svg:width="5cm" svg:height="0.75cm" svg:x="2.819cm" svg:y="16.682cm">
            <draw:text-box>
              <text:p text:style-name="P7"><text:span text:style-name="T2">过程管控</text:span></text:p>
            </draw:text-box>
          </draw:frame>
        </draw:g>
        <draw:g>
          <draw:g>
            <draw:polygon draw:style-name="gr3" draw:text-style-name="P3" draw:layer="layout" svg:width="0.625cm" svg:height="0.75cm" svg:x="2.194cm" svg:y="17.432cm" svg:viewBox="0 0 626 751" draw:points="0,751 0,0 626,0 626,751">
              <text:p/>
            </draw:polygon>
            <draw:path draw:style-name="gr4" draw:text-style-name="P2" draw:layer="layout" svg:width="25.783cm" svg:height="0.75cm" svg:x="2.194cm" svg:y="17.432cm" svg:viewBox="0 0 25784 751" svg:d="M0 751h25784v-751h-25784zM0 751v-751h625v751z">
              <text:p/>
            </draw:path>
          </draw:g>
          <draw:frame draw:style-name="gr8" draw:text-style-name="P2" draw:layer="layout" svg:width="0.625cm" svg:height="0.75cm" svg:x="2.194cm" svg:y="17.432cm">
            <draw:text-box>
              <text:p text:style-name="P4"><text:span text:style-name="T2">9</text:span></text:p>
            </draw:text-box>
          </draw:frame>
        </draw:g>
        <draw:g>
          <draw:path draw:style-name="gr9" draw:text-style-name="P5" draw:layer="layout" svg:width="0.633cm" svg:height="0.3cm" svg:x="27.344cm" svg:y="17.657cm" svg:viewBox="0 0 634 301" svg:d="M25 301h584c17 0 25-8 25-25v-251c0-17-8-25-25-25h-584c-17 0-25 8-25 25v251c0 17 8 25 25 25z">
            <text:p/>
          </draw:path>
          <draw:path draw:style-name="gr10" draw:text-style-name="P2" draw:layer="layout" svg:width="0.633cm" svg:height="0.3cm" svg:x="27.344cm" svg:y="17.657cm" svg:viewBox="0 0 634 301" svg:d="M25 301h584c17 0 25-8 25-25v-251c0-17-8-25-25-25h-584c-17 0-25 8-25 25v251c0 17 8 25 25 25z">
            <text:p/>
          </draw:path>
        </draw:g>
        <draw:g>
          <draw:polygon draw:style-name="gr3" draw:text-style-name="P3" draw:layer="layout" svg:width="0cm" svg:height="0.198cm" svg:x="27.344cm" svg:y="17.707cm" svg:viewBox="0 0 0 199" draw:points="0,199 0,0">
            <text:p/>
          </draw:polygon>
          <draw:polygon draw:style-name="gr10" draw:text-style-name="P2" draw:layer="layout" svg:width="0cm" svg:height="0.198cm" svg:x="27.344cm" svg:y="17.707cm" svg:viewBox="0 0 0 199" draw:points="0,199 0,0">
            <text:p/>
          </draw:polygon>
        </draw:g>
        <draw:g>
          <draw:polygon draw:style-name="gr1" draw:text-style-name="P1" draw:layer="layout" svg:width="2.348cm" svg:height="0.598cm" svg:x="12.895cm" svg:y="17.508cm" svg:viewBox="0 0 2349 599" draw:points="0,599 2349,599 2349,0 0,0">
            <text:p/>
          </draw:polygon>
          <draw:frame draw:style-name="gr11" draw:text-style-name="P2" draw:layer="layout" svg:width="2.5cm" svg:height="0.937cm" svg:x="12.819cm" svg:y="17.33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7.508cm" svg:viewBox="0 0 2349 599" draw:points="0,599 2349,599 2349,0 0,0">
            <text:p/>
          </draw:polygon>
          <draw:frame draw:style-name="gr8" draw:text-style-name="P2" draw:layer="layout" svg:width="2.5cm" svg:height="0.75cm" svg:x="10.318cm" svg:y="17.432cm">
            <draw:text-box>
              <text:p text:style-name="P6"><text:span text:style-name="T2">2019/1/27</text:span></text:p>
            </draw:text-box>
          </draw:frame>
        </draw:g>
        <draw:g>
          <draw:polygon draw:style-name="gr1" draw:text-style-name="P1" draw:layer="layout" svg:width="2.348cm" svg:height="0.598cm" svg:x="7.895cm" svg:y="17.508cm" svg:viewBox="0 0 2349 599" draw:points="0,599 2349,599 2349,0 0,0">
            <text:p/>
          </draw:polygon>
          <draw:frame draw:style-name="gr8" draw:text-style-name="P2" draw:layer="layout" svg:width="2.5cm" svg:height="0.75cm" svg:x="7.819cm" svg:y="17.432cm">
            <draw:text-box>
              <text:p text:style-name="P6"><text:span text:style-name="T2">2019/1/9</text:span></text:p>
            </draw:text-box>
          </draw:frame>
        </draw:g>
        <draw:g>
          <draw:polygon draw:style-name="gr1" draw:text-style-name="P1" draw:layer="layout" svg:width="4.848cm" svg:height="0.598cm" svg:x="2.895cm" svg:y="17.508cm" svg:viewBox="0 0 4849 599" draw:points="0,599 4849,599 4849,0 0,0">
            <text:p/>
          </draw:polygon>
          <draw:frame draw:style-name="gr8" draw:text-style-name="P2" draw:layer="layout" svg:width="5cm" svg:height="0.75cm" svg:x="2.819cm" svg:y="17.432cm">
            <draw:text-box>
              <text:p text:style-name="P7"><text:span text:style-name="T2">结项</text:span></text:p>
            </draw:text-box>
          </draw:frame>
        </draw:g>
        <draw:g>
          <draw:polygon draw:style-name="gr1" draw:text-style-name="P1" draw:layer="layout" svg:width="2.348cm" svg:height="0.598cm" svg:x="12.895cm" svg:y="13.758cm" svg:viewBox="0 0 2349 599" draw:points="0,599 2349,599 2349,0 0,0">
            <text:p/>
          </draw:polygon>
          <draw:frame draw:style-name="gr11" draw:text-style-name="P2" draw:layer="layout" svg:width="2.5cm" svg:height="0.937cm" svg:x="12.819cm" svg:y="13.58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3.758cm" svg:viewBox="0 0 2349 599" draw:points="0,599 2349,599 2349,0 0,0">
            <text:p/>
          </draw:polygon>
          <draw:frame draw:style-name="gr11" draw:text-style-name="P2" draw:layer="layout" svg:width="2.5cm" svg:height="0.937cm" svg:x="10.318cm" svg:y="13.58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7.895cm" svg:y="13.758cm" svg:viewBox="0 0 2349 599" draw:points="0,599 2349,599 2349,0 0,0">
            <text:p/>
          </draw:polygon>
          <draw:frame draw:style-name="gr11" draw:text-style-name="P2" draw:layer="layout" svg:width="2.5cm" svg:height="0.937cm" svg:x="7.819cm" svg:y="13.589cm">
            <draw:text-box>
              <text:p/>
            </draw:text-box>
          </draw:frame>
        </draw:g>
        <draw:g>
          <draw:polygon draw:style-name="gr1" draw:text-style-name="P1" draw:layer="layout" svg:width="4.848cm" svg:height="0.598cm" svg:x="2.895cm" svg:y="13.758cm" svg:viewBox="0 0 4849 599" draw:points="0,599 4849,599 4849,0 0,0">
            <text:p/>
          </draw:polygon>
          <draw:frame draw:style-name="gr11" draw:text-style-name="P2" draw:layer="layout" svg:width="5cm" svg:height="0.937cm" svg:x="2.819cm" svg:y="13.58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2.895cm" svg:y="13.758cm" svg:viewBox="0 0 2349 599" draw:points="0,599 2349,599 2349,0 0,0">
            <text:p/>
          </draw:polygon>
          <draw:frame draw:style-name="gr11" draw:text-style-name="P2" draw:layer="layout" svg:width="2.5cm" svg:height="0.937cm" svg:x="12.819cm" svg:y="13.58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3.758cm" svg:viewBox="0 0 2349 599" draw:points="0,599 2349,599 2349,0 0,0">
            <text:p/>
          </draw:polygon>
          <draw:frame draw:style-name="gr8" draw:text-style-name="P2" draw:layer="layout" svg:width="2.5cm" svg:height="0.75cm" svg:x="10.318cm" svg:y="13.682cm">
            <draw:text-box>
              <text:p text:style-name="P6"><text:span text:style-name="T2">2019/1/12</text:span></text:p>
            </draw:text-box>
          </draw:frame>
        </draw:g>
        <draw:g>
          <draw:polygon draw:style-name="gr1" draw:text-style-name="P1" draw:layer="layout" svg:width="2.348cm" svg:height="0.598cm" svg:x="7.895cm" svg:y="13.758cm" svg:viewBox="0 0 2349 599" draw:points="0,599 2349,599 2349,0 0,0">
            <text:p/>
          </draw:polygon>
          <draw:frame draw:style-name="gr8" draw:text-style-name="P2" draw:layer="layout" svg:width="2.5cm" svg:height="0.75cm" svg:x="7.819cm" svg:y="13.682cm">
            <draw:text-box>
              <text:p text:style-name="P6"><text:span text:style-name="T2">2019/1/11</text:span></text:p>
            </draw:text-box>
          </draw:frame>
        </draw:g>
        <draw:g>
          <draw:polygon draw:style-name="gr1" draw:text-style-name="P1" draw:layer="layout" svg:width="4.848cm" svg:height="0.598cm" svg:x="2.895cm" svg:y="13.758cm" svg:viewBox="0 0 4849 599" draw:points="0,599 4849,599 4849,0 0,0">
            <text:p/>
          </draw:polygon>
          <draw:frame draw:style-name="gr8" draw:text-style-name="P2" draw:layer="layout" svg:width="5cm" svg:height="0.75cm" svg:x="2.819cm" svg:y="13.682cm">
            <draw:text-box>
              <text:p text:style-name="P8"><text:span text:style-name="T2">需求规约</text:span></text:p>
            </draw:text-box>
          </draw:frame>
        </draw:g>
        <draw:g>
          <draw:polygon draw:style-name="gr1" draw:text-style-name="P1" draw:layer="layout" svg:width="2.348cm" svg:height="0.598cm" svg:x="12.895cm" svg:y="13.008cm" svg:viewBox="0 0 2349 599" draw:points="0,599 2349,599 2349,0 0,0">
            <text:p/>
          </draw:polygon>
          <draw:frame draw:style-name="gr11" draw:text-style-name="P2" draw:layer="layout" svg:width="2.5cm" svg:height="0.937cm" svg:x="12.819cm" svg:y="12.83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3.008cm" svg:viewBox="0 0 2349 599" draw:points="0,599 2349,599 2349,0 0,0">
            <text:p/>
          </draw:polygon>
          <draw:frame draw:style-name="gr11" draw:text-style-name="P2" draw:layer="layout" svg:width="2.5cm" svg:height="0.937cm" svg:x="10.318cm" svg:y="12.83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7.895cm" svg:y="13.008cm" svg:viewBox="0 0 2349 599" draw:points="0,599 2349,599 2349,0 0,0">
            <text:p/>
          </draw:polygon>
          <draw:frame draw:style-name="gr11" draw:text-style-name="P2" draw:layer="layout" svg:width="2.5cm" svg:height="0.937cm" svg:x="7.819cm" svg:y="12.839cm">
            <draw:text-box>
              <text:p/>
            </draw:text-box>
          </draw:frame>
        </draw:g>
        <draw:g>
          <draw:polygon draw:style-name="gr1" draw:text-style-name="P1" draw:layer="layout" svg:width="4.848cm" svg:height="0.598cm" svg:x="2.895cm" svg:y="13.008cm" svg:viewBox="0 0 4849 599" draw:points="0,599 4849,599 4849,0 0,0">
            <text:p/>
          </draw:polygon>
          <draw:frame draw:style-name="gr11" draw:text-style-name="P2" draw:layer="layout" svg:width="5cm" svg:height="0.937cm" svg:x="2.819cm" svg:y="12.839cm">
            <draw:text-box>
              <text:p/>
            </draw:text-box>
          </draw:frame>
        </draw:g>
        <draw:g>
          <draw:g>
            <draw:polygon draw:style-name="gr3" draw:text-style-name="P3" draw:layer="layout" svg:width="0.625cm" svg:height="0.75cm" svg:x="2.194cm" svg:y="12.932cm" svg:viewBox="0 0 626 751" draw:points="0,751 0,0 626,0 626,751">
              <text:p/>
            </draw:polygon>
            <draw:path draw:style-name="gr4" draw:text-style-name="P2" draw:layer="layout" svg:width="25.783cm" svg:height="0.75cm" svg:x="2.194cm" svg:y="12.932cm" svg:viewBox="0 0 25784 751" svg:d="M0 751h25784v-751h-25784zM0 751v-751h625v751z">
              <text:p/>
            </draw:path>
          </draw:g>
          <draw:frame draw:style-name="gr8" draw:text-style-name="P2" draw:layer="layout" svg:width="0.625cm" svg:height="0.75cm" svg:x="2.194cm" svg:y="12.932cm">
            <draw:text-box>
              <text:p text:style-name="P4"><text:span text:style-name="T2">3</text:span></text:p>
            </draw:text-box>
          </draw:frame>
        </draw:g>
        <draw:g>
          <draw:g>
            <draw:polygon draw:style-name="gr3" draw:text-style-name="P3" draw:layer="layout" svg:width="0.625cm" svg:height="0.75cm" svg:x="2.194cm" svg:y="13.682cm" svg:viewBox="0 0 626 751" draw:points="0,751 0,0 626,0 626,751">
              <text:p/>
            </draw:polygon>
            <draw:path draw:style-name="gr4" draw:text-style-name="P2" draw:layer="layout" svg:width="25.783cm" svg:height="0.75cm" svg:x="2.194cm" svg:y="13.682cm" svg:viewBox="0 0 25784 751" svg:d="M0 751h25784v-751h-25784zM0 751v-751h625v751z">
              <text:p/>
            </draw:path>
          </draw:g>
          <draw:frame draw:style-name="gr8" draw:text-style-name="P2" draw:layer="layout" svg:width="0.625cm" svg:height="0.75cm" svg:x="2.194cm" svg:y="13.682cm">
            <draw:text-box>
              <text:p text:style-name="P4"><text:span text:style-name="T2">4</text:span></text:p>
            </draw:text-box>
          </draw:frame>
        </draw:g>
        <draw:g>
          <draw:path draw:style-name="gr9" draw:text-style-name="P5" draw:layer="layout" svg:width="1.266cm" svg:height="0.3cm" svg:x="17.217cm" svg:y="13.907cm" svg:viewBox="0 0 1267 301" svg:d="M25 301h1217c17 0 25-9 25-26v-250c0-17-8-25-25-25h-1217c-17 0-25 8-25 25v250c0 17 8 26 25 26z">
            <text:p/>
          </draw:path>
          <draw:path draw:style-name="gr10" draw:text-style-name="P2" draw:layer="layout" svg:width="1.266cm" svg:height="0.3cm" svg:x="17.217cm" svg:y="13.907cm" svg:viewBox="0 0 1267 301" svg:d="M25 301h1217c17 0 25-9 25-26v-250c0-17-8-25-25-25h-1217c-17 0-25 8-25 25v250c0 17 8 26 25 26z">
            <text:p/>
          </draw:path>
        </draw:g>
        <draw:g>
          <draw:polygon draw:style-name="gr3" draw:text-style-name="P3" draw:layer="layout" svg:width="0cm" svg:height="0.198cm" svg:x="17.217cm" svg:y="13.957cm" svg:viewBox="0 0 0 199" draw:points="0,199 0,0">
            <text:p/>
          </draw:polygon>
          <draw:polygon draw:style-name="gr10" draw:text-style-name="P2" draw:layer="layout" svg:width="0cm" svg:height="0.198cm" svg:x="17.217cm" svg:y="13.957cm" svg:viewBox="0 0 0 199" draw:points="0,199 0,0">
            <text:p/>
          </draw:polygon>
        </draw:g>
        <draw:g>
          <draw:path draw:style-name="gr9" draw:text-style-name="P5" draw:layer="layout" svg:width="1.266cm" svg:height="0.3cm" svg:x="16.584cm" svg:y="13.157cm" svg:viewBox="0 0 1267 301" svg:d="M25 301h1217c17 0 25-8 25-25v-251c0-17-8-25-25-25h-1217c-17 0-25 8-25 25v251c0 17 8 25 25 25z">
            <text:p/>
          </draw:path>
          <draw:path draw:style-name="gr10" draw:text-style-name="P2" draw:layer="layout" svg:width="1.266cm" svg:height="0.3cm" svg:x="16.584cm" svg:y="13.157cm" svg:viewBox="0 0 1267 301" svg:d="M25 301h1217c17 0 25-8 25-25v-251c0-17-8-25-25-25h-1217c-17 0-25 8-25 25v251c0 17 8 25 25 25z">
            <text:p/>
          </draw:path>
        </draw:g>
        <draw:g>
          <draw:polygon draw:style-name="gr3" draw:text-style-name="P3" draw:layer="layout" svg:width="0cm" svg:height="0.198cm" svg:x="16.584cm" svg:y="13.207cm" svg:viewBox="0 0 0 199" draw:points="0,199 0,0">
            <text:p/>
          </draw:polygon>
          <draw:polygon draw:style-name="gr10" draw:text-style-name="P2" draw:layer="layout" svg:width="0cm" svg:height="0.198cm" svg:x="16.584cm" svg:y="13.207cm" svg:viewBox="0 0 0 199" draw:points="0,199 0,0">
            <text:p/>
          </draw:polygon>
        </draw:g>
        <draw:g>
          <draw:polygon draw:style-name="gr1" draw:text-style-name="P1" draw:layer="layout" svg:width="2.348cm" svg:height="0.598cm" svg:x="12.895cm" svg:y="13.008cm" svg:viewBox="0 0 2349 599" draw:points="0,599 2349,599 2349,0 0,0">
            <text:p/>
          </draw:polygon>
          <draw:frame draw:style-name="gr11" draw:text-style-name="P2" draw:layer="layout" svg:width="2.5cm" svg:height="0.937cm" svg:x="12.819cm" svg:y="12.839cm">
            <draw:text-box>
              <text:p/>
            </draw:text-box>
          </draw:frame>
        </draw:g>
        <draw:g>
          <draw:polygon draw:style-name="gr1" draw:text-style-name="P1" draw:layer="layout" svg:width="2.348cm" svg:height="0.598cm" svg:x="10.395cm" svg:y="13.008cm" svg:viewBox="0 0 2349 599" draw:points="0,599 2349,599 2349,0 0,0">
            <text:p/>
          </draw:polygon>
          <draw:frame draw:style-name="gr8" draw:text-style-name="P2" draw:layer="layout" svg:width="2.5cm" svg:height="0.75cm" svg:x="10.318cm" svg:y="12.932cm">
            <draw:text-box>
              <text:p text:style-name="P6"><text:span text:style-name="T2">2019/1/11</text:span></text:p>
            </draw:text-box>
          </draw:frame>
        </draw:g>
        <draw:g>
          <draw:polygon draw:style-name="gr1" draw:text-style-name="P1" draw:layer="layout" svg:width="2.348cm" svg:height="0.598cm" svg:x="7.895cm" svg:y="13.008cm" svg:viewBox="0 0 2349 599" draw:points="0,599 2349,599 2349,0 0,0">
            <text:p/>
          </draw:polygon>
          <draw:frame draw:style-name="gr8" draw:text-style-name="P2" draw:layer="layout" svg:width="2.5cm" svg:height="0.75cm" svg:x="7.819cm" svg:y="12.932cm">
            <draw:text-box>
              <text:p text:style-name="P6"><text:span text:style-name="T2">2019/1/10</text:span></text:p>
            </draw:text-box>
          </draw:frame>
        </draw:g>
        <draw:g>
          <draw:polygon draw:style-name="gr1" draw:text-style-name="P1" draw:layer="layout" svg:width="4.848cm" svg:height="0.598cm" svg:x="2.895cm" svg:y="13.008cm" svg:viewBox="0 0 4849 599" draw:points="0,599 4849,599 4849,0 0,0">
            <text:p/>
          </draw:polygon>
          <draw:frame draw:style-name="gr11" draw:text-style-name="P2" draw:layer="layout" svg:width="5cm" svg:height="0.937cm" svg:x="2.819cm" svg:y="12.839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9T18:53:50.011538269</dc:date>
    <dc:language>zh-CN</dc:language>
    <meta:creation-date>2018-08-17T01:42:03Z</meta:creation-date>
    <meta:initial-creator>wang hongxiang</meta:initial-creator>
    <meta:generator>LibreOffice/6.1.3.2$Linux_X86_64 LibreOffice_project/10$Build-2</meta:generator>
    <meta:editing-duration>PT7M47S</meta:editing-duration>
    <meta:editing-cycles>1</meta:editing-cycles>
    <meta:document-statistic meta:object-count="379"/>
    <meta:template xlink:type="simple" xlink:actuate="onRequest" xlink:title="GANTT_M.VSTX" xlink:href=""/>
  </office:meta>
</office:document-meta>
</file>